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language="sv" fo:country="SE"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fo:language="sv" fo:country="SE" style:font-size-asian="12pt" style:font-size-complex="12pt"/>
    </style:style>
    <style:style style:name="P10" style:family="paragraph" style:parent-style-name="Standard">
      <style:text-properties fo:font-size="16pt" style:font-size-asian="16pt" style:font-size-complex="16pt"/>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Klar</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Klar</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Klar</text:p>
      <text:p text:style-name="P6">Testning: Spela spelet, se till att de finns och att de skjuter.</text:p>
      <text:p text:style-name="P6">Prioritet: Medel</text:p>
      <text:p text:style-name="P6"/>
      <text:p text:style-name="P6">6.1 Med hjälp av ett random värde(rätt lågt) så ska en fiende kunna skapas, denna flyger högst upp på skärmen från ena siden till den andra, ifall spelaren lyckas döda denna får han/hon en chans på bonus poäng, eller minus poäng.</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Klar</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text:span text:style-name="T1">Klar</text:span></text:p>
      <text:p text:style-name="P6">Testning: Prova ifall paus funktionen fungerar som den ska.</text:p>
      <text:p text:style-name="P6">Prioritet: Medel</text:p>
      <text:p text:style-name="P6"/>
      <text:p text:style-name="P6"/>
      <text:p text:style-name="P6"/>
      <text:p text:style-name="P6"/>
      <text:p text:style-name="P6"/>
      <text:p text:style-name="P6"/>
      <text:p text:style-name="P6"/>
      <text:p text:style-name="P2"><text:soft-page-break/>F9<text:span text:style-name="T1"> Hantering för nivåer</text:span></text:p>
      <text:p text:style-name="P6"/>
      <text:p text:style-name="P7">Det ska vara möjligt att på ett relativt enkelt sett skapa nya nivåer.</text:p>
      <text:p text:style-name="P6"/>
      <text:p text:style-name="P6">Referenser:</text:p>
      <text:p text:style-name="P6">Status: Klar</text:p>
      <text:p text:style-name="P6">Testning: T<text:span text:style-name="T1">esta olika nivåer.</text:span></text:p>
      <text:p text:style-name="P6">Prioritet: Medel</text:p>
      <text:p text:style-name="P2"/>
      <text:p text:style-name="P2">F10<text:span text:style-name="T1"> Ingame UI</text:span></text:p>
      <text:p text:style-name="P6"/>
      <text:p text:style-name="P7">Detta inkluderar en poängräknare och multiplier för score, hur mycket liv spelaren har kvar, text som säger att esc =&gt; paus, vilken nivå man är på samt svårigthetsgrad. Hur mycket HP bossen har kvar.</text:p>
      <text:p text:style-name="P7"/>
      <text:p text:style-name="P7">Mätare för multiplier, tidsräknare som omvandlas till poäng efter avklarad nivå?</text:p>
      <text:p text:style-name="P6"/>
      <text:p text:style-name="P6">Referenser:</text:p>
      <text:p text:style-name="P6">Status: Klar</text:p>
      <text:p text:style-name="P6">Testning: T<text:span text:style-name="T1">esta olika nivåer.</text:span></text:p>
      <text:p text:style-name="P6">Prioritet: Medel</text:p>
      <text:p text:style-name="P6"/>
      <text:p text:style-name="P2">F11<text:span text:style-name="T1"> Debug fusk</text:span></text:p>
      <text:p text:style-name="P6"/>
      <text:p text:style-name="P7">Olika ”fusk” för att göra testning enklare, t.ex byta nivå, döda alla fiender, låsa upp alla unlockables och god mode.</text:p>
      <text:p text:style-name="P6"/>
      <text:p text:style-name="P6">Referenser:</text:p>
      <text:p text:style-name="P6">Status: Klar</text:p>
      <text:p text:style-name="P6">Testning: Använda de olika fusken och se ifall önskad händelse inträffar.</text:p>
      <text:p text:style-name="P6">Prioritet: Medel</text:p>
      <text:p text:style-name="P2"/>
      <text:p text:style-name="P2">F12<text:span text:style-name="T1"> Options </text:span></text:p>
      <text:p text:style-name="P6"/>
      <text:p text:style-name="P6">Det ska finnas options för att stänga av/sänka volymen på musik och effekter samt vsync.</text:p>
      <text:p text:style-name="P6"/>
      <text:p text:style-name="P6"/>
      <text:p text:style-name="P6">Referenser:</text:p>
      <text:p text:style-name="P6">Status: Klar</text:p>
      <text:p text:style-name="P6">Testning: T<text:span text:style-name="T1">esta olika nivåer.</text:span></text:p>
      <text:p text:style-name="P6">Prioritet: Medel</text:p>
      <text:p text:style-name="P2"/>
      <text:p text:style-name="P2"/>
      <text:p text:style-name="P2"/>
      <text:p text:style-name="P2"/>
      <text:p text:style-name="P2"/>
      <text:p text:style-name="P2"/>
      <text:p text:style-name="P2"/>
      <text:p text:style-name="P2"><text:soft-page-break/>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 Spelaren ska kunna välja ett eget namn</text:p>
      <text:p text:style-name="P6"/>
      <text:p text:style-name="P6">Referenser: BK 2</text:p>
      <text:p text:style-name="P6">Status: Klar</text:p>
      <text:p text:style-name="P6">Testning: Testas genom att spela spelet och kontrollera poängen i highscorelistan, se till att de upplåsbara vapen, farkoster och bakgrunder går att välja när poängen är nådd.</text:p>
      <text:p text:style-name="P6">Proritet: Medel</text:p>
      <text:p text:style-name="P6"/>
      <text:p text:style-name="P6">P1.1</text:p>
      <text:p text:style-name="P6">Multiplier</text:p>
      <text:p text:style-name="P6"/>
      <text:p text:style-name="P6">Det ska finnas en multiplier med en mätare som visar hur lång tid det är kvar.</text:p>
      <text:p text:style-name="P6">Klar</text:p>
      <text:p text:style-name="P2"/>
      <text:p text:style-name="P2">P2 Nivåer och level design</text:p>
      <text:p text:style-name="P6"/>
      <text:p text:style-name="P6">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Klar</text:p>
      <text:p text:style-name="P6">Testning: Denna del testas genom att spela spelet.</text:p>
      <text:p text:style-name="P6">Prioritet: Hög</text:p>
      <text:p text:style-name="P6"/>
      <text:p text:style-name="P2">P3 Unlockables</text:p>
      <text:p text:style-name="P6"/>
      <text:p text:style-name="P6">Det ska finnas olika skepp och vapen för spelaren att låsa upp beroende på hur mycket totala poäng det finns.</text:p>
      <text:p text:style-name="P6"/>
      <text:p text:style-name="P6">Referenser:</text:p>
      <text:p text:style-name="P6">Status: Klar</text:p>
      <text:p text:style-name="P6">Testning: Denna del testas genom att spela spelet och se ifall sakerna låses upp och går att använda</text:p>
      <text:p text:style-name="P6">Prioritet: medel</text:p>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4M20S</meta:editing-duration>
    <meta:editing-cycles>38</meta:editing-cycles>
    <meta:generator>OpenOffice/4.0.1$Win32 OpenOffice.org_project/401m5$Build-9714</meta:generator>
    <dc:date>2014-06-02T12:55:52.46</dc:date>
    <meta:document-statistic meta:table-count="0" meta:image-count="0" meta:object-count="0" meta:page-count="4" meta:paragraph-count="99" meta:word-count="754" meta:character-count="4628"/>
    <meta:user-defined meta:name="Info 1"/>
    <meta:user-defined meta:name="Info 2"/>
    <meta:user-defined meta:name="Info 3"/>
    <meta:user-defined meta:name="Info 4"/>
  </office:meta>
</office:document-meta>
</file>